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000000" loext:opacity="100%" style:font-name="Liberation Sans" fo:font-size="12pt" fo:language="cs" fo:country="CZ" fo:font-weight="normal" fo:background-color="transparent" style:font-size-asian="12pt" style:font-size-complex="12pt"/>
    </style:style>
    <style:style style:name="P2" style:family="paragraph" style:parent-style-name="Subtitle">
      <style:paragraph-properties fo:text-align="start" style:justify-single-word="false"/>
      <style:text-properties style:font-name="Liberation Sans" fo:language="cs" fo:country="CZ"/>
    </style:style>
    <style:style style:name="P3" style:family="paragraph" style:parent-style-name="Text_20_body">
      <style:text-properties style:font-name="Liberation Sans" fo:language="cs" fo:country="CZ" officeooo:paragraph-rsid="0003cb5c"/>
    </style:style>
    <style:style style:name="P4" style:family="paragraph" style:parent-style-name="Text_20_body">
      <style:text-properties fo:language="cs" fo:country="CZ" officeooo:paragraph-rsid="0004cb61"/>
    </style:style>
    <style:style style:name="P5" style:family="paragraph" style:parent-style-name="Heading_20_2">
      <style:text-properties style:font-name="Liberation Sans" fo:language="cs" fo:country="CZ" officeooo:rsid="0003cb5c" officeooo:paragraph-rsid="0003cb5c"/>
    </style:style>
    <style:style style:name="P6" style:family="paragraph" style:parent-style-name="Standard">
      <style:text-properties fo:color="#000000" loext:opacity="100%" style:font-name="Liberation Sans" fo:font-size="12pt" fo:language="cs" fo:country="CZ" fo:font-weight="normal" officeooo:rsid="00053ab7" officeooo:paragraph-rsid="0004cb61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style:line-height-at-least="0.198in"/>
      <style:text-properties fo:color="#000000" loext:opacity="100%" style:font-name="Liberation Sans" fo:font-size="12pt" fo:language="cs" fo:country="CZ" fo:font-weight="normal" fo:background-color="transparent" style:font-size-asian="12pt" style:font-size-complex="12pt"/>
    </style:style>
    <style:style style:name="P8" style:family="paragraph" style:parent-style-name="Standard">
      <style:text-properties fo:color="#000000" loext:opacity="100%" style:font-name="Liberation Sans" fo:font-size="12pt" fo:language="cs" fo:country="CZ" fo:font-weight="normal" officeooo:rsid="00053ab7" officeooo:paragraph-rsid="0004cb61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style:line-height-at-least="0.198in"/>
      <style:text-properties fo:color="#000000" loext:opacity="100%" style:font-name="Liberation Sans" fo:font-size="12pt" fo:language="cs" fo:country="CZ" fo:font-weight="normal" fo:background-color="transparent" style:font-size-asian="12pt" style:font-size-complex="12pt"/>
    </style:style>
    <style:style style:name="P10" style:family="paragraph" style:parent-style-name="Text_20_body">
      <style:text-properties style:font-name="Liberation Sans" fo:language="cs" fo:country="CZ" fo:font-weight="normal" officeooo:rsid="00053ab7" officeooo:paragraph-rsid="0004cb61" style:font-weight-asian="normal" style:font-weight-complex="normal"/>
    </style:style>
    <style:style style:name="P11" style:family="paragraph" style:parent-style-name="Text_20_body">
      <style:text-properties style:font-name="Liberation Sans" fo:language="cs" fo:country="CZ" fo:font-weight="bold" officeooo:rsid="000c4d97" officeooo:paragraph-rsid="000c4d97" style:font-weight-asian="bold" style:font-weight-complex="bold"/>
    </style:style>
    <style:style style:name="P12" style:family="paragraph" style:parent-style-name="Text_20_body">
      <style:text-properties style:font-name="Liberation Sans" fo:language="cs" fo:country="CZ" fo:font-weight="bold" officeooo:rsid="0014b4f9" officeooo:paragraph-rsid="0014b4f9" style:font-weight-asian="bold" style:font-weight-complex="bold"/>
    </style:style>
    <style:style style:name="P13" style:family="paragraph" style:parent-style-name="Text_20_body">
      <style:text-properties style:font-name="Liberation Sans" fo:language="cs" fo:country="CZ" fo:font-weight="bold" officeooo:rsid="00162474" officeooo:paragraph-rsid="00162474" style:font-weight-asian="bold" style:font-weight-complex="bold"/>
    </style:style>
    <style:style style:name="P14" style:family="paragraph" style:parent-style-name="Text_20_body">
      <style:text-properties style:font-name="Liberation Sans" fo:language="cs" fo:country="CZ" fo:font-weight="bold" officeooo:rsid="00192485" officeooo:paragraph-rsid="0019248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3ab7" style:font-weight-asian="normal" style:font-weight-complex="normal"/>
    </style:style>
    <style:style style:name="T3" style:family="text">
      <style:text-properties fo:font-weight="normal" officeooo:rsid="000cd737" style:font-weight-asian="normal" style:font-weight-complex="normal"/>
    </style:style>
    <style:style style:name="T4" style:family="text">
      <style:text-properties fo:font-weight="normal" officeooo:rsid="00102a07" style:font-weight-asian="normal" style:font-weight-complex="normal"/>
    </style:style>
    <style:style style:name="T5" style:family="text">
      <style:text-properties fo:font-weight="normal" officeooo:rsid="00124a7b" style:font-weight-asian="normal" style:font-weight-complex="normal"/>
    </style:style>
    <style:style style:name="T6" style:family="text">
      <style:text-properties fo:font-weight="normal" officeooo:rsid="0010c26d" style:font-weight-asian="normal" style:font-weight-complex="normal"/>
    </style:style>
    <style:style style:name="T7" style:family="text">
      <style:text-properties fo:font-weight="normal" officeooo:rsid="0014bfa1" style:font-weight-asian="normal" style:font-weight-complex="normal"/>
    </style:style>
    <style:style style:name="T8" style:family="text">
      <style:text-properties fo:font-weight="normal" officeooo:rsid="00155059" style:font-weight-asian="normal" style:font-weight-complex="normal"/>
    </style:style>
    <style:style style:name="T9" style:family="text">
      <style:text-properties fo:font-weight="normal" officeooo:rsid="001580bd" style:font-weight-asian="normal" style:font-weight-complex="normal"/>
    </style:style>
    <style:style style:name="T10" style:family="text">
      <style:text-properties fo:font-weight="normal" officeooo:rsid="0018b639" style:font-weight-asian="normal" style:font-weight-complex="normal"/>
    </style:style>
    <style:style style:name="T11" style:family="text">
      <style:text-properties fo:color="#808080" loext:opacity="100%"/>
    </style:style>
    <style:style style:name="T12" style:family="text">
      <style:text-properties fo:color="#569cd6" loext:opacity="100%"/>
    </style:style>
    <style:style style:name="T13" style:family="text">
      <style:text-properties style:font-name="Liberation Sans" fo:font-weight="normal" officeooo:rsid="00053ab7" style:font-weight-asian="normal" style:font-weight-complex="normal"/>
    </style:style>
    <style:style style:name="T14" style:family="text">
      <style:text-properties style:font-name="Liberation Sans" fo:font-weight="normal" officeooo:rsid="000c41b6" style:font-weight-asian="normal" style:font-weight-complex="normal"/>
    </style:style>
    <style:style style:name="T15" style:family="text">
      <style:text-properties style:font-name="Liberation Sans" fo:font-weight="bold" officeooo:rsid="00053ab7" style:font-weight-asian="bold" style:font-weight-complex="bold"/>
    </style:style>
    <style:style style:name="T16" style:family="text">
      <style:text-properties fo:language="en" fo:country="US" fo:font-weight="normal" style:font-weight-asian="normal" style:font-weight-complex="normal"/>
    </style:style>
    <style:style style:name="T17" style:family="text">
      <style:text-properties officeooo:rsid="00124a7b"/>
    </style:style>
    <style:style style:name="T18" style:family="text">
      <style:text-properties officeooo:rsid="0014bfa1"/>
    </style:style>
    <style:style style:name="T19" style:family="text">
      <style:text-properties officeooo:rsid="00053ab7"/>
    </style:style>
    <style:style style:name="T20" style:family="text">
      <style:text-properties officeooo:rsid="001580bd"/>
    </style:style>
    <style:style style:name="T21" style:family="text">
      <style:text-properties officeooo:rsid="001837c2"/>
    </style:style>
    <style:style style:name="T22" style:family="text">
      <style:text-properties officeooo:rsid="0018b6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amlet</text:p>
      <text:h text:style-name="P5" text:outline-level="2">William Shakespere</text:h>
      <text:p text:style-name="P3"/>
      <text:p text:style-name="P4"><text:span text:style-name="T15">Výňatek do kontextu díla</text:span><text:span text:style-name="T13">: Tato část pochází z </text:span><text:span text:style-name="T14">čtvrtého</text:span><text:span text:style-name="T13"> jednání. </text:span></text:p>
      <text:p text:style-name="P11"><text:span text:style-name="T19">S</text:span>ituace ve výňatku<text:span text:style-name="T1">: </text:span><text:span text:style-name="T3">Rozhovor Hamletova</text:span><text:span text:style-name="T4"> strýce Klaudia (Dánského krále) </text:span><text:span text:style-name="T6">s Hamletem </text:span><text:span text:style-name="T5">o osudu nejvyššího komořího Polonia.</text:span></text:p>
      <text:p text:style-name="P12"><text:span text:style-name="T17">M</text:span>otivy výňatku <text:span text:style-name="T18">i celého díla</text:span><text:span text:style-name="T7">: </text:span><text:span text:style-name="T9">touha po pomstě</text:span></text:p>
      <text:p text:style-name="P13"><text:span text:style-name="T20">L</text:span>iterární druh a žánr: <text:span text:style-name="T10">drama tragédie</text:span></text:p>
      <text:p text:style-name="P14"><text:span text:style-name="T22">C</text:span>harakteristika postav<text:span text:style-name="T1">: </text:span></text:p>
      <text:p text:style-name="P8">Hamlet: složitá psychika, touží po pomstě. Typ rozpolceného člověka – touha po naplnění ideálů proti pocitu povinnosti trestat zlo. Nedůvěra ve vlastní sílu, ale touha po činu.</text:p>
      <text:p text:style-name="P8"/>
      <text:p text:style-name="P9">Claudius – dánský král. Hamletův strýc a také nevlastní otec, královrah, zavraždil svého bratra tak, že mu do ucha nalil jed. Je zrádný, zákeřný, podlý, neschopný vlády, ale ctižádostivý</text:p>
      <text:p text:style-name="P9"/>
      <text:p text:style-name="P9">Gertruda – dánská královna. Hamletova matka. Claudius poté, co zavraždil svého bratra, ji pojal za manželku a stal se králem. Vnitřně je rozpolcená na dobro a zlo.</text:p>
      <text:p text:style-name="P9"/>
      <text:p text:style-name="P9">Horatio – Hamletův nejlepší přítel. Je čestný a spravedlivý. Schopen soudit Hamletovo jednání a Claudiovu vinu.</text:p>
      <text:p text:style-name="P9"/>
      <text:p text:style-name="P9">Ofélie – Poloniova dcera, milovala Hamleta. Poté, co byl její otec zabit, zešílí, na rozdíl od Hamleta, ale skutečně. Posléze nešťastnou náhodou utone.</text:p>
      <text:p text:style-name="P9"/>
      <text:p text:style-name="P9">Rosenkrantz a Guildenstern – Hamletovi přátelé z dětství, nyní ho ale prodali Claudiovi, pro kterého dělají špehy → věčné typy bezcharakterních lidí, kteří slouží v každém režimu tomu, kdo vládne; jsou opakem Horatia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6">Král: Hamlete, kde je Polonius?</text:p>
      <text:p text:style-name="P1">Hamlet: U večeře.</text:p>
      <text:p text:style-name="P1">Král: U večeře? Kde?</text:p>
      <text:p text:style-name="P1">Hamlet: Ale ne, sám nejí. Jiní ho tam jedí. Koná se nějaký sjezd politických červů a ten se do něho hned pustil. Pokud jde o stravu, tak červ je hotový pán světa. Krmíme všechny tvory, abychom měli čím se krmit, a sami se krmíme pro červy. Tučný král a žebrák kost a kůže jsou jen dva druhy jídel, dva rozmanité chody pro jeden a týž stůl – tím to končí.</text:p>
      <text:p text:style-name="P1">Král: Ach Bože!</text:p>
      <text:p text:style-name="P1">Hamlet: Člověk může chytat ryby na červa, který snědl krále, a sám sníst rybu, která snědla toho červa.</text:p>
      <text:p text:style-name="P1">Král: Co tímhle myslíš?</text:p>
      <text:p text:style-name="P1">Hamlet: Nic, jen chci ukázat, jak může král v celé slávě projít žebrákovým břichem.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12-29T18:18:47.929000000</dc:date>
    <meta:editing-duration>PT38M14S</meta:editing-duration>
    <meta:editing-cycles>37</meta:editing-cycles>
    <meta:document-statistic meta:table-count="0" meta:image-count="0" meta:object-count="0" meta:page-count="2" meta:paragraph-count="21" meta:word-count="314" meta:character-count="1961" meta:non-whitespace-character-count="1659"/>
  </office:meta>
</office:document-meta>
</file>